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5" text:continue-numbering="true" text:continue-list="list_Rectangle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7" text:continue-numbering="true" text:continue-list="list_Rectangle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8" text:continue-numbering="true" text:continue-list="list_Rectangle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19" text:continue-numbering="true" text:continue-list="list_Rectangle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